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1.55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David Vandorpe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6">
            <text:p>16/02/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zen documentatie Spring framewor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8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,5</text:p>
          </table:table-cell>
          <table:table-cell table:style-name="ce8" office:value-type="string">
            <text:p>Eerste meeting omtrent organisatie en planning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1])" office:value-type="float" office:value="4.5">
            <text:p>4,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2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 table:number-rows-repeated="8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6:.C23])" office:value-type="float" office:value="0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1:35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1:35:42.05</dc:date>
    <meta:editing-cycles>33</meta:editing-cycles>
    <meta:editing-duration>PT40M35S</meta:editing-duration>
    <meta:document-statistic meta:table-count="1" meta:cell-count="22" meta:object-count="0"/>
  </office:meta>
</office:document-meta>
</file>